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ath10ExpressionCompilerBPEL20.XPath10ExpressionCompilerBPEL2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10ExpressionCompilerBPEL20._compile( Expression xpath , boolean isJoinCond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Path10ExpressionCompilerBPEL20.XPath10ExpressionCompilerBPEL20( String bpel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Path10ExpressionCompilerBPEL20.compileJoinCondition(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10ExpressionCompilerBPEL20.setCompilerContext( Compiler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Path10ExpressionCompilerBPEL20.compileLValue(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10ExpressionCompilerBPEL20.compile(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